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c50b3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officeooo:rsid="000a5b40"/>
    </style:style>
    <style:style style:name="T14" style:family="text">
      <style:text-properties officeooo:rsid="000ae24d"/>
    </style:style>
    <style:style style:name="T15" style:family="text">
      <style:text-properties officeooo:rsid="000d5974"/>
    </style:style>
    <style:style style:name="T16" style:family="text">
      <style:text-properties officeooo:rsid="001086bb"/>
    </style:style>
    <style:style style:name="T17" style:family="text">
      <style:text-properties officeooo:rsid="00119dc8"/>
    </style:style>
    <style:style style:name="T18" style:family="text">
      <style:text-properties officeooo:rsid="001312e3"/>
    </style:style>
    <style:style style:name="T19" style:family="text">
      <style:text-properties officeooo:rsid="00146bc9"/>
    </style:style>
    <style:style style:name="T20" style:family="text">
      <style:text-properties officeooo:rsid="00178c7f"/>
    </style:style>
    <style:style style:name="T21" style:family="text">
      <style:text-properties officeooo:rsid="001b304f"/>
    </style:style>
    <style:style style:name="T22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4" style:family="text">
      <style:text-properties officeooo:rsid="001bfe8f"/>
    </style:style>
    <style:style style:name="T25" style:family="text">
      <style:text-properties officeooo:rsid="001c3fd2"/>
    </style:style>
    <style:style style:name="T26" style:family="text">
      <style:text-properties officeooo:rsid="001f0d57"/>
    </style:style>
    <style:style style:name="T27" style:family="text">
      <style:text-properties officeooo:rsid="001ff490"/>
    </style:style>
    <style:style style:name="T28" style:family="text">
      <style:text-properties officeooo:rsid="0021c047"/>
    </style:style>
    <style:style style:name="T29" style:family="text">
      <style:text-properties officeooo:rsid="00261687"/>
    </style:style>
    <style:style style:name="T30" style:family="text">
      <style:text-properties officeooo:rsid="00287fa7"/>
    </style:style>
    <style:style style:name="T31" style:family="text">
      <style:text-properties officeooo:rsid="0028fd4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4">NACIONAL DE SANEAMENTO BÁSICO</text:span> – <text:span text:style-name="T24">PNSB</text:span><text:span text:style-name="T13"> </text:span>20<text:span text:style-name="T16">2</text:span><text:span text:style-name="T20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8">Camboriú</text:span><text:span text:style-name="T15">, </text:span><text:span text:style-name="T18">26</text:span>, <text:s/>– sala<text:span text:style-name="T18">s</text:span> <text:span text:style-name="T18">402 e 403</text:span><text:span text:style-name="T15">,</text:span> <text:span text:style-name="T15">Bairro </text:span><text:span text:style-name="T18">Centro</text:span></text:p>
            <text:p text:style-name="P6">88301-<text:span text:style-name="T15">4</text:span><text:span text:style-name="T18">50</text:span> – Itajaí/SC</text:p>
            <text:p text:style-name="P11">Tel.: <text:span text:style-name="T25">(35) 98877</text:span>-2<text:span text:style-name="T25">380</text:span> (whatsapp) / (47) 3348-2351<text:span text:style-name="T17"> </text:span></text:p>
            <text:p text:style-name="P19"><text:span text:style-name="T1">e-mail</text:span><text:span text:style-name="T2">s</text:span><text:span text:style-name="T1">: </text:span><text:span text:style-name="T23">gustavo.m.oliveira</text:span><text:span text:style-name="Internet_20_link"><text:span text:style-name="T22">@ibge.gov.br</text:span></text:span></text:p>
            <text:p text:style-name="P19"><text:span text:style-name="Internet_20_link"><text:span text:style-name="T22">agitajai@ibge.gov.</text:span></text:span><text:span text:style-name="Internet_20_link"><text:span text:style-name="T23">b</text:span></text:span><text:span text:style-name="Internet_20_link"><text:span text:style-name="T22">r</text:span></text:span></text:p>
            <text:p text:style-name="Standard"><text:span text:style-name="T22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30">QUESTIONÁRIO</text:span> DE COLETA</text:p>
      <text:p text:style-name="Standard"/>
      <text:p text:style-name="P6"><text:span text:style-name="T6">Informante</text:span>: <text:span text:style-name="T9">Prefeitura Municipal de </text:span><text:span text:style-name="T12">Itajaí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6">, contendo os seguintes blocos: Identificação do Município, Identificação do Prestador do Serviço, Responsável pela Informação do Prestador de Serviço, Caracterização </text:span><text:span text:style-name="T26">d</text:span><text:span text:style-name="T16">o Prestador </text:span><text:span text:style-name="T26">d</text:span><text:span text:style-name="T16">e Serviço, Aspectos legais, Serviço(S) </text:span><text:span text:style-name="T29">d</text:span><text:span text:style-name="T16">e Drenagem </text:span><text:span text:style-name="T29">e</text:span><text:span text:style-name="T16"> Manejo </text:span><text:span text:style-name="T29">d</text:span><text:span text:style-name="T16">e Águas Pluviais, Realizado(S) </text:span><text:span text:style-name="T29">p</text:span><text:span text:style-name="T16">or Terceiro(S), Captação, Condução </text:span><text:span text:style-name="T29">e</text:span><text:span text:style-name="T16"> Infiltração, Estruturas </text:span><text:span text:style-name="T29">d</text:span><text:span text:style-name="T16">e Detenção/Retenção, Sistema </text:span><text:span text:style-name="T29">d</text:span><text:span text:style-name="T16">e Proteção Contra Enchentes </text:span><text:span text:style-name="T29">e</text:span><text:span text:style-name="T16"> Inundações, Destinação, Tratamento, Monitoramento </text:span><text:span text:style-name="T29">d</text:span><text:span text:style-name="T16">e Nível, </text:span><text:span text:style-name="T29">d</text:span><text:span text:style-name="T16">e Vazão </text:span><text:span text:style-name="T29">e</text:span><text:span text:style-name="T16"> </text:span><text:span text:style-name="T29">d</text:span><text:span text:style-name="T16">e Qualidade </text:span><text:span text:style-name="T29">d</text:span><text:span text:style-name="T16">a Água, Manutenção, Melhoria </text:span><text:span text:style-name="T29">e</text:span><text:span text:style-name="T16"> Prevenção, Manejo </text:span><text:span text:style-name="T29">d</text:span><text:span text:style-name="T16">e Águas Pluviais </text:span><text:span text:style-name="T29">e</text:span><text:span text:style-name="T16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9">as informações necessárias para o preenchimento da </text:span>Pesquisa <text:span text:style-name="T27">Nacional de Saneamento Básico</text:span> – 20<text:span text:style-name="T16">2</text:span><text:span text:style-name="T20">4 </text:span><text:span text:style-name="T18">–,</text:span> <text:span text:style-name="T16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4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7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7">Chefe Substituto</text:span> do IBGE em Itajaí <text:span text:style-name="T18">e Região</text:span> <text:span text:style-name="T20">da AMFRI</text:span></text:p>
      <text:p text:style-name="P14">Matrícula <text:span text:style-name="T28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09:39:38.419000000</dc:date>
    <meta:editing-duration>P15DT2H42M54S</meta:editing-duration>
    <meta:editing-cycles>40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86" meta:character-count="2438" meta:non-whitespace-character-count="2171"/>
  </office:meta>
</office:document-meta>
</file>